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70.52mm"/>
    </style:style>
    <style:style style:name="co4" style:family="table-column">
      <style:table-column-properties fo:break-before="auto" style:column-width="146.3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14.8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9.09mm" fo:break-before="auto" style:use-optimal-row-height="true"/>
    </style:style>
    <style:style style:name="ro7" style:family="table-row">
      <style:table-row-properties style:row-height="19.56mm" fo:break-before="auto" style:use-optimal-row-height="true"/>
    </style:style>
    <style:style style:name="ro8" style:family="table-row">
      <style:table-row-properties style:row-height="24.32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10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Cambria" style:font-name-asian="Caladea" style:font-name-complex="Calade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4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Orientation</text:p>
          </table:table-cell>
          <table:table-cell table:style-name="ce5" office:value-type="string" calcext:value-type="string">
            <text:p>Scenario</text:p>
          </table:table-cell>
          <table:table-cell table:style-name="ce5" office:value-type="string" calcext:value-type="string">
            <text:p>Not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Popular Movies (Default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op-rated Movies (Toggle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Popular Movies (Toggle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Favourites (Toggle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Popular Movies - Loading more &amp; Endless Scroll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op-rated Movies - Loading more &amp; Endless Scrol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Favourites – No favourite movies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Favourites – favourite movies count – only 1; &lt;20; multiple (&gt;20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ransition to movie detail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Back from movie detail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UP from movie detai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Retry load after no network screen</text:p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during load</text:p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during transition to movie detail</text:p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after load</text:p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after scroll down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, Favourites - during load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, Favourites - during transition to movie detai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, Favourites - after load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, Favourites - after scroll down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Default image; broken image placeholders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Scroll down; </text:p>
            <text:p>Toggle to other category; </text:p>
            <text:p>Toggle back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Loader image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ap on a diff movie poster while loading first movie detai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mobile network (slow)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Network gone during load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mobile network (slow)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Network gone during scrol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mobile network (slow)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Network gone during transition to movie detai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Should not be able to navigate to movie detail.</text:p>
            <text:p>Toast shown with message to connect to network</text:p>
          </table:table-cell>
          <table:table-cell table:style-name="ce3"/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Favourite; </text:p>
            <text:p>Toggle to Popular;</text:p>
            <text:p>Navigate to Movie Details;</text:p>
            <text:p>Add movie to favourites;</text:p>
            <text:p>Go back/up</text:p>
          </table:table-cell>
          <table:table-cell table:style-name="ce3" office:value-type="string" calcext:value-type="string">
            <text:p>Attention to: Fav observer setup &amp; removal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Favourite; </text:p>
            <text:p>Toggle to Top-rated;</text:p>
            <text:p>Navigate to Movie Details;</text:p>
            <text:p>Add movie to favourites;</text:p>
            <text:p>Go back/up</text:p>
          </table:table-cell>
          <table:table-cell table:style-name="ce3" office:value-type="string" calcext:value-type="string">
            <text:p>Attention to: Fav observer setup &amp; removal;</text:p>
            <text:p><text:span text:style-name="T1">Issue resolved here</text:span></text:p>
          </table:table-cell>
          <table:table-cell table:number-columns-repeated="1018"/>
        </table:table-row>
        <table:table-row table:style-name="ro7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Favourite when Only 1 favourite movie;</text:p>
            <text:p>Navigate to Movie Details;</text:p>
            <text:p>Remove movie from Favourites;</text:p>
            <text:p>Go back/up to Favourites screen</text:p>
          </table:table-cell>
          <table:table-cell table:style-name="ce3" office:value-type="string" calcext:value-type="string">
            <text:p>Attention to: Fav observer setup &amp; removal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etwork,</text:p>
            <text:p>No network</text:p>
          </table:table-cell>
          <table:table-cell table:style-name="ce2" office:value-type="string" calcext:value-type="string">
            <text:p>N/A</text:p>
          </table:table-cell>
          <table:table-cell table:style-name="ce3" office:value-type="string" calcext:value-type="string">
            <text:p>Activity title for each category – Popular, Top-rated, Favourites</text:p>
          </table:table-cell>
          <table:table-cell table:style-name="ce3"/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Top-rated Movies;</text:p>
            <text:p>Navigate to Movie Details;</text:p>
            <text:p>Change orientation;</text:p>
            <text:p>Go back/UP;</text:p>
            <text:p>Check movie list according to Sort</text:p>
          </table:table-cell>
          <table:table-cell table:style-name="ce3" office:value-type="string" calcext:value-type="string">
            <text:p>Issue resolved here</text:p>
          </table:table-cell>
          <table:table-cell table:number-columns-repeated="1018"/>
        </table:table-row>
        <table:table-row table:style-name="ro8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Favourites;</text:p>
            <text:p>Navigate to Movie Details;</text:p>
            <text:p>Change orientation;</text:p>
            <text:p>Go back/UP;</text:p>
            <text:p>Check movie list according to Sort</text:p>
          </table:table-cell>
          <table:table-cell table:style-name="ce3" office:value-type="string" calcext:value-type="string">
            <text:p>Issue resolved here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Favourites;</text:p>
            <text:p>Navigate to Movie Details;</text:p>
            <text:p>Change orientation;</text:p>
            <text:p>Add to /Remove from favourites;</text:p>
            <text:p>Go back/UP;</text:p>
            <text:p>Check movie list updated</text:p>
          </table:table-cell>
          <table:table-cell table:style-name="ce3" office:value-type="string" calcext:value-type="string">
            <text:p>Issue resolved here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on "No network Screen"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after detail load</text:p>
          </table:table-cell>
          <table:table-cell table:style-name="ce3"/>
          <table:table-cell table:number-columns-repeated="1018"/>
        </table:table-row>
        <table:table-row table:style-name="ro9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Activity title for – no network, loading, after load, orientation changed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Long movie titles, original titles, synopsis (2 line, 3 line)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Background poster display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Movie poster display</text:p>
          </table:table-cell>
          <table:table-cell table:style-name="ce3"/>
          <table:table-cell table:number-columns-repeated="1018"/>
        </table:table-row>
        <table:table-row table:style-name="ro7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Data not available – eg. year</text:p>
          </table:table-cell>
          <table:table-cell table:style-name="ce3" office:value-type="string" calcext:value-type="string">
            <text:p>Year substring  may cause errors.</text:p>
            <text:p>Issue resolved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Default image; broken image placeholders </text:p>
            <text:p>– poster, background poster, cast, trailers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Loader image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Retry load after no network screen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Back while loading movie detail;</text:p>
            <text:p>Open different movie detai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Movie user Rating – display &amp; data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Release year, and run time – display &amp; data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No synopsis</text:p>
          </table:table-cell>
          <table:table-cell table:style-name="ce3" office:value-type="string" calcext:value-type="string">
            <text:p>No such record available yet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ginal title for – non-english movie title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dd Favourite, Remove Favourite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Genres – only 1; multiple; very long string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Cast – display, scroll, data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railers – display, scroll, data (when available &amp; not available)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Reviews – display, scroll, data (when available &amp; not available)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ap on trailer goes to same video on youtube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ap on review opens same review on TMDB site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 - during load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 - after load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Cross-device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Check across screen sizes – phones &amp; tabs</text:p>
          </table:table-cell>
          <table:table-cell table:style-name="ce3"/>
          <table:table-cell table:number-columns-repeated="1018"/>
        </table:table-row>
        <table:table-row table:style-name="ro8">
          <table:table-cell/>
          <table:table-cell table:style-name="ce2" office:value-type="string" calcext:value-type="string">
            <text:p>Cross-AP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Check for each API – 21 onwards</text:p>
          </table:table-cell>
          <table:table-cell table:style-name="ce3" office:value-type="string" calcext:value-type="string">
            <text:p>AVD code needs attention;</text:p>
            <text:p><text:span text:style-name="T1">Issue resolved here</text:span></text:p>
          </table:table-cell>
          <table:table-cell table:number-columns-repeated="1018"/>
        </table:table-row>
        <table:table-row table:style-name="ro1">
          <table:table-cell/>
          <table:table-cell table:number-columns-repeated="3" table:style-name="ce2" office:value-type="string" calcext:value-type="string">
            <text:p>N/A</text:p>
          </table:table-cell>
          <table:table-cell table:style-name="ce3" office:value-type="string" calcext:value-type="string">
            <text:p>UI</text:p>
          </table:table-cell>
          <table:table-cell table:number-columns-repeated="1019"/>
        </table:table-row>
        <table:table-row table:style-name="ro1">
          <table:table-cell/>
          <table:table-cell table:number-columns-repeated="3" table:style-name="ce2" office:value-type="string" calcext:value-type="string">
            <text:p>N/A</text:p>
          </table:table-cell>
          <table:table-cell table:style-name="ce3" office:value-type="string" calcext:value-type="string">
            <text:p>Data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16:45:53.020149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0T20:45:48.460386628</dc:date>
    <meta:editing-duration>PT5H22M23S</meta:editing-duration>
    <meta:editing-cycles>10</meta:editing-cycles>
    <meta:document-statistic meta:table-count="1" meta:cell-count="266" meta:object-count="0"/>
  </office:meta>
</office:document-meta>
</file>